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fo:font-size="20pt" style:font-size-asian="20pt" style:font-size-complex="20pt"/>
    </style:style>
    <style:style style:name="P2" style:parent-style-name="Normal" style:family="paragraph">
      <style:text-properties fo:font-weight="bold" style:font-weight-asian="bold"/>
    </style:style>
    <style:style style:name="P3" style:parent-style-name="Normal" style:family="paragraph">
      <style:text-properties fo:font-weight="bold" style:font-weight-asian="bold"/>
    </style:style>
    <style:style style:name="P4" style:parent-style-name="Normal" style:family="paragraph">
      <style:text-properties fo:font-weight="bold" style:font-weight-asian="bold"/>
    </style:style>
    <style:style style:name="P5" style:parent-style-name="Normal" style:family="paragraph">
      <style:text-properties fo:font-weight="bold" style:font-weight-asian="bold"/>
    </style:style>
    <style:style style:name="P6" style:parent-style-name="Normal" style:family="paragraph">
      <style:text-properties fo:font-weight="bold" style:font-weight-asian="bold"/>
    </style:style>
    <style:style style:name="P7" style:parent-style-name="Normal" style:family="paragraph">
      <style:text-properties fo:font-weight="bold" style:font-weight-asian="bold"/>
    </style:style>
    <style:style style:name="P8" style:parent-style-name="Normal" style:family="paragraph">
      <style:text-properties fo:font-weight="bold" style:font-weight-asian="bold"/>
    </style:style>
  </office:automatic-styles>
  <office:body>
    <office:text text:use-soft-page-breaks="true">
      <text:p text:style-name="P1">Course: AWS Solutions Architect</text:p>
      <text:p text:style-name="Normal"/>
      <text:p text:style-name="P2">Module 1: Introduction to AWS</text:p>
      <text:p text:style-name="Normal">- Introduction to cloud computing and AWS</text:p>
      <text:p text:style-name="Normal">- Overview of AWS global infrastructure</text:p>
      <text:p text:style-name="Normal">- AWS services and their categories</text:p>
      <text:p text:style-name="Normal">- AWS management console and AWS CLI</text:p>
      <text:p text:style-name="Normal"/>
      <text:p text:style-name="P3">Module 2: AWS Identity and Access Management (IAM)</text:p>
      <text:p text:style-name="Normal">- IAM concepts and components</text:p>
      <text:p text:style-name="Normal">- User and group management</text:p>
      <text:p text:style-name="Normal">- IAM policies and permissions</text:p>
      <text:p text:style-name="Normal">- Best practices for IAM</text:p>
      <text:p text:style-name="Normal"/>
      <text:p text:style-name="P4">Module 3: Amazon Elastic Compute Cloud (EC2)</text:p>
      <text:p text:style-name="Normal">- EC2 instance types and families</text:p>
      <text:p text:style-name="Normal">- Launching and managing EC2 instances</text:p>
      <text:p text:style-name="Normal">- EC2 networking and security groups</text:p>
      <text:p text:style-name="Normal">- Auto Scaling and load balancing</text:p>
      <text:p text:style-name="Normal"/>
      <text:p text:style-name="P5">Module 4: Amazon Simple Storage Service (S3)</text:p>
      <text:p text:style-name="Normal">- S3 bucket creation and configuration</text:p>
      <text:p text:style-name="Normal">- Uploading and downloading objects</text:p>
      <text:p text:style-name="Normal">- S3 storage classes and lifecycle policies</text:p>
      <text:p text:style-name="Normal">- Cross-Region Replication and Versioning</text:p>
      <text:p text:style-name="Normal"/>
      <text:p text:style-name="P6">Module 5: Amazon Virtual Private Cloud (VPC)</text:p>
      <text:p text:style-name="Normal">- VPC concepts and components</text:p>
      <text:p text:style-name="Normal">- Subnets, route tables, and Internet Gateways</text:p>
      <text:p text:style-name="Normal">- VPC peering and VPN connections</text:p>
      <text:soft-page-break/>
      <text:p text:style-name="Normal">- VPC security using Network Access Control Lists (NACLs) and Security Groups</text:p>
      <text:p text:style-name="Normal"/>
      <text:p text:style-name="P7">Module 6: AWS Relational Database Service (RDS)</text:p>
      <text:p text:style-name="Normal">- RDS database engines (MySQL, PostgreSQL, etc.)</text:p>
      <text:p text:style-name="Normal">- Launching and managing RDS instances</text:p>
      <text:p text:style-name="Normal">- Multi-AZ deployments and read replicas</text:p>
      <text:p text:style-name="Normal">- Backups, snapshots, and database migration</text:p>
      <text:p text:style-name="Normal"/>
      <text:p text:style-name="P8">Module 7: AWS Lambda and Serverless Architecture</text:p>
      <text:p text:style-name="Normal">- Introduction to serverless computing</text:p>
      <text:p text:style-name="Normal">- Creating and deploying Lambda functions</text:p>
      <text:p text:style-name="Normal"/>
      <text:p text:style-name="Normal">Module 8: AWS CloudFormation</text:p>
      <text:p text:style-name="Normal">- Infrastructure as Code (IaC) concepts</text:p>
      <text:p text:style-name="Normal">- Creating and managing stacks with CloudFormation</text:p>
      <text:p text:style-name="Normal">- Using CloudFormation templates</text:p>
      <text:p text:style-name="Normal">- Advanced CloudFormation features and best practices</text:p>
      <text:p text:style-name="Normal"/>
      <text:p text:style-name="Normal">Module 9: AWS Security and Compliance</text:p>
      <text:p text:style-name="Normal">- Shared Responsibility Model</text:p>
      <text:p text:style-name="Normal">- Security best practices in AWS</text:p>
      <text:p text:style-name="Normal">- Identity and Access Management (IAM) for security</text:p>
      <text:p text:style-name="Normal">- Compliance frameworks and AWS services</text:p>
      <text:p text:style-name="Normal"/>
      <text:p text:style-name="Normal">Module 10: High Availability and Fault Tolerance</text:p>
      <text:p text:style-name="Normal">- Designing for high availability</text:p>
      <text:p text:style-name="Normal">- Fault tolerance and disaster recovery</text:p>
      <text:p text:style-name="Normal">- AWS services for high availability (ELB, Route 53, etc.)</text:p>
      <text:p text:style-name="Normal">- Testing and optimizing application performance</text:p>
      <text:p text:style-name="Normal"/>
      <text:p text:style-name="Normal">Module 11: Cost Optimization and Billing</text:p>
      <text:soft-page-break/>
      <text:p text:style-name="Normal">- Cost optimization strategies in AWS</text:p>
      <text:p text:style-name="Normal">- AWS Pricing models and billing concepts</text:p>
      <text:p text:style-name="Normal">- Cost monitoring and budgeting tools</text:p>
      <text:p text:style-name="Normal">- Building cost-effective architectures</text:p>
      <text:p text:style-name="Normal"/>
      <text:p text:style-name="Normal">Module 12: Architecting for Big Data and Analytics</text:p>
      <text:p text:style-name="Normal">- AWS services for big data processing (EMR, Athena, Redshift, etc.)</text:p>
      <text:p text:style-name="Normal">- Architecting data pipelines</text:p>
      <text:p text:style-name="Normal">- Data lakes and analytics solutions</text:p>
      <text:p text:style-name="Normal">- Real-time streaming and machine learning integration</text:p>
      <text:p text:style-name="Normal"/>
      <text:p text:style-name="Normal">Module 13: AWS Well-Architected Framework</text:p>
      <text:p text:style-name="Normal">- Introduction to the AWS Well-Architected Framework</text:p>
      <text:p text:style-name="Normal">- Key pillars of the framework</text:p>
      <text:p text:style-name="Normal">- Design principles and best practices</text:p>
      <text:p text:style-name="Normal">- Reviewing and optimizing existing architectures</text:p>
      <text:p text:style-name="Normal"/>
      <text:p text:style-name="Normal">Module 14: Exam Preparation and Practice</text:p>
      <text:p text:style-name="Normal">- Overview of the AWS Certified Solutions Architect - Associate exam</text:p>
      <text:p text:style-name="Normal">- Exam objectives and question formats</text:p>
      <text:p text:style-name="Normal">- Practice exams and test-taking strategies</text:p>
      <text:p text:style-name="Normal">- Tips for exam succes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ANLEY</meta:initial-creator>
    <dc:creator>STANLEY</dc:creator>
    <meta:creation-date>2023-07-14T17:47:00Z</meta:creation-date>
    <dc:date>2023-07-14T17:49:00Z</dc:date>
    <meta:template xlink:href="Normal" xlink:type="simple"/>
    <meta:editing-cycles>1</meta:editing-cycles>
    <meta:editing-duration>PT120S</meta:editing-duration>
    <meta:document-statistic meta:page-count="3" meta:paragraph-count="5" meta:word-count="430" meta:character-count="2877" meta:row-count="20" meta:non-whitespace-character-count="2452"/>
  </office:meta>
</office:document-meta>
</file>